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cc"/>
    </style:style>
    <style:style style:name="P4" style:family="paragraph" style:parent-style-name="Standard">
      <style:paragraph-properties fo:text-align="start" style:justify-single-word="false"/>
      <style:text-properties style:use-window-font-color="true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ES 'BETWEEN 3 and 7' BASES DE DATOS</text:p>
      <text:p text:style-name="P5"/>
      <text:p text:style-name="P3">3a</text:p>
      <text:p text:style-name="P2">INSERT INTO dept VALUES (80, 'Ser_Med', '');</text:p>
      <text:p text:style-name="P6">INSERT INTO emp VALUES (7935, 'Gotera', 'psicologo', 7839, '2021-01-21', null, null, 80);</text:p>
      <text:p text:style-name="P3">3b</text:p>
      <text:p text:style-name="P2">INSERT INTO pedido VALUES(</text:p>
      <text:p text:style-name="P6">622, '2021-01-01', NULL, 100, '2021-01-15', 46370*1.1);</text:p>
      <text:p text:style-name="P3">3c</text:p>
      <text:p text:style-name="P6">UPDATE dept SET loc = 'VALENCIA' WHERE dept_no = 80;</text:p>
      <text:p text:style-name="P3">3d</text:p>
      <text:p text:style-name="P6">DELETE FROM dept WHERE Dept_No = 80;</text:p>
      <text:p text:style-name="P2"/>
      <text:p text:style-name="P3">4a</text:p>
      <text:p text:style-name="P2">INSERT INTO hospital (Hospital_Cod, Nombre, Direccion) </text:p>
      <text:p text:style-name="P2">VALUE (50, 'La Paz', 'Catalana 2000');</text:p>
      <text:p text:style-name="P2">INSERT INTO sala VALUE</text:p>
      <text:p text:style-name="P2">(50, 1, 'Recuperacion', 10);</text:p>
      <text:p text:style-name="P2">SET foreign_key_checks = 0; </text:p>
      <text:p text:style-name="P2">DELETE FROM sala WHERE hospital_cod = 22 and cdad_camas = 10;</text:p>
      <text:p text:style-name="P6">SET foreign_key_checks = 1;</text:p>
      <text:p text:style-name="P3">4b</text:p>
      <text:p text:style-name="P2">SET SQL_SAFE_UPDATES = 0;</text:p>
      <text:p text:style-name="P2">UPDATE doctor SET Hospital_Cod = 50 WHERE apellidos = 'cabeza d.';</text:p>
      <text:p text:style-name="P6">SET SQL_SAFE_UPDATES = 1;</text:p>
      <text:p text:style-name="P3">4c</text:p>
      <text:p text:style-name="P2">SET SQL_SAFE_UPDATES = 0;</text:p>
      <text:p text:style-name="P2">UPDATE plantilla SET salario = salario * 1.05 WHERE turno = 'M' or turno = 'T';</text:p>
      <text:p text:style-name="P2">UPDATE plantilla SET salario = salario * 1.07 WHERE turno = 'N';</text:p>
      <text:p text:style-name="P6">SET SQL_SAFE_UPDATES = 1;</text:p>
      <text:p text:style-name="P3">4d</text:p>
      <text:p text:style-name="P2">INSERT INTO enfermo VALUES(60000, 'Gotera, P', 'Percebe, 13', '1970-01-22', 'H', null);</text:p>
      <text:p text:style-name="P6">INSERT INTO ingresos VALUES(60000, 50, 1, 1);</text:p>
      <text:p text:style-name="P3">4e</text:p>
      <text:p text:style-name="P6">DELETE FROM hospital WHERE Hospital_Cod = 50;</text:p>
      <text:p text:style-name="P2"/>
      <text:p text:style-name="P3">5a</text:p>
      <text:p text:style-name="P2">ALTER TABLE detalle ADD FOREIGN KEY (ped_num)</text:p>
      <text:p text:style-name="P2">REFERENCES pedido (ped_num)</text:p>
      <text:p text:style-name="P6">ON DELETE CASCADE;</text:p>
      <text:p text:style-name="P3">5b</text:p>
      <text:p text:style-name="P2">ALTER TABLE pedido DROP FOREIGN KEY cliente_cod;</text:p>
      <text:p text:style-name="P2"/>
      <text:p text:style-name="P2">ALTER TABLE pedido ADD FOREIGN KEY (cliente_cod)</text:p>
      <text:p text:style-name="P2">REFERENCES cliente (cliente_cod)</text:p>
      <text:p text:style-name="P6">ON DELETE CASCADE;</text:p>
      <text:p text:style-name="P2"/>
      <text:p text:style-name="P2"/>
      <text:p text:style-name="P2"/>
      <text:p text:style-name="P2"/>
      <text:p text:style-name="P3"><text:soft-page-break/>6a</text:p>
      <text:p text:style-name="P2">CREATE VIEW imp_glo_nom_dept </text:p>
      <text:p text:style-name="P2">AS SELECT SUM(salario)*14 Salario, Dept_no Departamento</text:p>
      <text:p text:style-name="P2">FROM EMP</text:p>
      <text:p text:style-name="P2">GROUP BY dept_no</text:p>
      <text:p text:style-name="P2">ORDER BY salario;</text:p>
      <text:p text:style-name="P2"/>
      <text:p text:style-name="P6">#DROP VIEW imp_glo_nom_dept;</text:p>
      <text:p text:style-name="P3">6b</text:p>
      <text:p text:style-name="P2">CREATE VIEW enfermos_no_ingresados</text:p>
      <text:p text:style-name="P2">AS SELECT * FROM enfermo e</text:p>
      <text:p text:style-name="P2">WHERE e.inscripcion </text:p>
      <text:p text:style-name="P2">NOT IN (SELECT inscripcion FROM ingresos);</text:p>
      <text:p text:style-name="P2"/>
      <text:p text:style-name="P6">SELECT * FROM enfermos_no_ingresados;</text:p>
      <text:p text:style-name="P2"/>
      <text:p text:style-name="P3">7</text:p>
      <text:p text:style-name="P4">SET AUTOCOMMIT = 0;</text:p>
      <text:p text:style-name="P4"/>
      <text:p text:style-name="P4">START TRANSACTION WHIT CONSISTENT SNAPSHOT</text:p>
      <text:p text:style-name="P4"/>
      <text:p text:style-name="P4">LOCK TABLES cliente producto READ, pedido detalle WRITE;</text:p>
      <text:p text:style-name="P4"/>
      <text:p text:style-name="P4">SET GLOBAL TRANSACTION SERIALIZABLE;</text:p>
      <text:p text:style-name="P4"/>
      <text:p text:style-name="P4">SELECT * FROM pedido WHERE ped_num = 622;</text:p>
      <text:p text:style-name="P4"/>
      <text:p text:style-name="P4">COMMIT; </text:p>
      <text:p text:style-name="P4"/>
      <text:p text:style-name="P4">UNLOCK TABLES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7T06:41:03.96</meta:creation-date>
    <dc:date>2021-01-27T07:28:36.88</dc:date>
    <meta:editing-duration>PT32M22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63" meta:word-count="293" meta:character-count="1882"/>
  </office:meta>
</office:document-meta>
</file>